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Heading_20_3">
      <style:text-properties officeooo:paragraph-rsid="0016e59e"/>
    </style:style>
    <style:style style:name="P2" style:family="paragraph" style:parent-style-name="Quotations">
      <style:text-properties officeooo:paragraph-rsid="0016e59e"/>
    </style:style>
    <style:style style:name="P3" style:family="paragraph" style:parent-style-name="Quotations">
      <style:paragraph-properties fo:margin-left="0cm" fo:margin-right="1cm" fo:text-indent="0cm" style:auto-text-indent="false"/>
      <style:text-properties officeooo:rsid="0020ae16" officeooo:paragraph-rsid="0016e59e"/>
    </style:style>
    <style:style style:name="P4" style:family="paragraph" style:parent-style-name="Quotations">
      <style:paragraph-properties fo:margin-left="0cm" fo:margin-right="1cm" fo:text-indent="0cm" style:auto-text-indent="false"/>
      <style:text-properties officeooo:paragraph-rsid="0016e59e"/>
    </style:style>
    <style:style style:name="P5" style:family="paragraph" style:parent-style-name="Table_20_Contents">
      <style:text-properties officeooo:rsid="00471d91" officeooo:paragraph-rsid="0016e59e"/>
    </style:style>
    <style:style style:name="P6" style:family="paragraph" style:parent-style-name="Table_20_Contents">
      <style:text-properties officeooo:rsid="004728f3" officeooo:paragraph-rsid="0016e59e"/>
    </style:style>
    <style:style style:name="P7" style:family="paragraph" style:parent-style-name="Table_20_Contents">
      <style:text-properties officeooo:paragraph-rsid="0016e59e"/>
    </style:style>
    <style:style style:name="P8" style:family="paragraph" style:parent-style-name="Text_20_body" style:list-style-name="L1">
      <style:text-properties officeooo:paragraph-rsid="0016e59e"/>
    </style:style>
    <style:style style:name="P9" style:family="paragraph" style:parent-style-name="Text_20_body" style:list-style-name="L3">
      <style:text-properties officeooo:paragraph-rsid="0016e59e"/>
    </style:style>
    <style:style style:name="P10" style:family="paragraph" style:parent-style-name="Text_20_body">
      <style:text-properties officeooo:paragraph-rsid="0016e59e"/>
    </style:style>
    <style:style style:name="T1" style:family="text">
      <style:text-properties style:text-underline-style="none" fo:font-weight="bold" officeooo:rsid="0020ae16" style:font-weight-asian="bold" style:font-weight-complex="bold"/>
    </style:style>
    <style:style style:name="T2" style:family="text">
      <style:text-properties style:text-underline-style="solid" style:text-underline-width="auto" style:text-underline-color="font-color" officeooo:rsid="0020ae16"/>
    </style:style>
    <style:style style:name="T3" style:family="text">
      <style:text-properties style:text-underline-style="solid" style:text-underline-width="auto" style:text-underline-color="font-color" officeooo:rsid="0047ffcb"/>
    </style:style>
    <style:style style:name="T4" style:family="text">
      <style:text-properties style:text-underline-style="solid" style:text-underline-width="auto" style:text-underline-color="font-color" officeooo:rsid="0048dece"/>
    </style:style>
    <style:style style:name="T5" style:family="text">
      <style:text-properties officeooo:rsid="0020ae16"/>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Research</text:span><text:span text:style-name="T2"><text:line-break/></text:span>Most animals are able to synthesize ascorbic acid (AA) from glucose in either the kidney or the liver [<text:bookmark text:name="jumplink-eoz024-B1"/><text:a xlink:type="simple" xlink:href="javascript:;" text:style-name="Internet_20_link" text:visited-style-name="Visited_20_Internet_20_Link">1</text:a>].<text:span text:style-name="T2"><text:line-break/><text:line-break/></text:span><text:span text:style-name="T3">Inactivation of the GULO gene</text:span><text:span text:style-name="T5"><text:line-break/></text:span>About 61 million years ago, some mammals and primates, including our human ancestors, lost the ability for this endogenous vitamin C synthesis [<text:bookmark text:name="jumplink-eoz024-B2"/><text:a xlink:type="simple" xlink:href="javascript:;" text:style-name="Internet_20_link" text:visited-style-name="Visited_20_Internet_20_Link">2</text:a>]. This occurred due to the inactivation of L-gulono-lactone oxidase (GLO) gene with the consequence that the last step of the ascorbate synthesis from glucose was blocked. From then on, these species, including some primates, guinea pigs and Indian fruit bats, have been dependent on dietary, daily intake of AA.<text:line-break/><text:line-break/>There is an ongoing discussion about the benefit of the inactivation of GLO and the selective pressures on this phenotype. There are four current hypotheses regarding the evolutionary advantage of the missing ascorbate biosynthesis [<text:bookmark text:name="jumplink-eoz024-B3"/><text:a xlink:type="simple" xlink:href="javascript:;" text:style-name="Internet_20_link" text:visited-style-name="Visited_20_Internet_20_Link">3</text:a>]:</text:p>
      <text:list xml:id="list2574454051" text:style-name="L1">
        <text:list-item>
          <text:p text:style-name="P8">The ‘ascorbate-rich diet hypothesis’: This hypothesis tries to explain the inactivation of L-gulono-lactone through the presence of adequate vitamin C within the diet. In the habitat of our ancestors, abundant fruits containing ascorbate were available [<text:bookmark text:name="jumplink-eoz024-B4"/><text:a xlink:type="simple" xlink:href="javascript:;" text:style-name="Internet_20_link" text:visited-style-name="Visited_20_Internet_20_Link">4</text:a>, <text:bookmark text:name="jumplink-eoz024-B5"/><text:a xlink:type="simple" xlink:href="javascript:;" text:style-name="Internet_20_link" text:visited-style-name="Visited_20_Internet_20_Link">5</text:a>]. Therefore, the GLO lacking species were adequately supplied with this micronutrient and antioxidant and did not need an endogenous synthesis.</text:p>
        </text:list-item>
        <text:list-item>
          <text:p text:style-name="P8">The ‘ascorbate and fertility hypothesis’: This hypothesis proposes that older individuals required more vitamin C than younger individuals did. It is argued that when this essential substance became rare, older and less reproductive, individuals died and the younger and fitter ones survived and reproduced more successfully [<text:bookmark text:name="jumplink-eoz024-B6"/><text:a xlink:type="simple" xlink:href="javascript:;" text:style-name="Internet_20_link" text:visited-style-name="Visited_20_Internet_20_Link">6</text:a>].</text:p>
        </text:list-item>
        <text:list-item>
          <text:p text:style-name="P8">The ‘better electron ratio hypothesis’: During ascorbate biosynthesis, one ascorbate molecule is produced by consumption of glutathione (GSH) and by generation of one hydrogen peroxide molecule [<text:bookmark text:name="jumplink-eoz024-B7"/><text:a xlink:type="simple" xlink:href="javascript:;" text:style-name="Internet_20_link" text:visited-style-name="Visited_20_Internet_20_Link">7</text:a>]. The net redox potential of this synthesis is electron neutral. Therefore, it was beneficial to pick up the required ascorbate by diet, which leads to an increase in the antioxidative capacity.</text:p>
        </text:list-item>
        <text:list-item>
          <text:p text:style-name="P8">The ‘free radical’ hypothesis was postulated by Challem and Taylor in 1998 [<text:bookmark text:name="jumplink-eoz024-B8"/><text:a xlink:type="simple" xlink:href="javascript:;" text:style-name="Internet_20_link" text:visited-style-name="Visited_20_Internet_20_Link">8</text:a>] They hypothesized that not a mutation but a retrovirus inactivated the GLO. The decreased ascorbate concentrations led to generation and accumulation of more radical substances attacking the DNA. This should led to a higher rate of molecular evolution due to DNA oxidation, and consequently enabling faster adaptation to environmental changes.</text:p>
        </text:list-item>
      </text:list>
      <text:p text:style-name="P10">All these hypotheses discuss only the loss of the AA biosynthesis separately but not further special features of this loss. Indeed, all species which lost the vitamin C biosynthesis have a second common feature: they express an alternative glucose transporter (Glut) isoform in their red blood cell (RBC) membrane, Glut-1 [<text:bookmark text:name="jumplink-eoz024-B9"/><text:a xlink:type="simple" xlink:href="javascript:;" text:style-name="Internet_20_link" text:visited-style-name="Visited_20_Internet_20_Link">9</text:a>]. Although the inactivation of the GLO occurred at different time periods over 100 million years of evolution, all these species share this particular characteristic of Glut-1 expression [<text:bookmark text:name="jumplink-eoz024-B41"/><text:a xlink:type="simple" xlink:href="javascript:;" text:style-name="Internet_20_link" text:visited-style-name="Visited_20_Internet_20_Link">4</text:a>, <text:bookmark text:name="jumplink-eoz024-B10"/><text:a xlink:type="simple" xlink:href="javascript:;" text:style-name="Internet_20_link" text:visited-style-name="Visited_20_Internet_20_Link">10</text:a>]. Glut-1 may have played an additional role in RBCs regarding natural selection of the RBC-Glut-1 phenotype.<text:line-break/></text:p>
      <text:p text:style-name="P10"><text:soft-page-break/><text:span text:style-name="T4">Benefits of GULO inactivation</text:span><text:line-break/>We propose a suite of three hypotheses to explain an evolutionary benefit of Glut-1 expression in context of the loss of vitamin C biosynthesis.</text:p>
      <text:list xml:id="list3942987304" text:style-name="L3">
        <text:list-item>
          <text:p text:style-name="P9">‘Storage hypothesis’: Due to Glut-1 expression, the interaction with stomatin, and, consequently, the selective DHA transport into RBCs was enabled. RBCs reduce intracellular DHA and AA accumulates. RBCs can act as vitamin C storage that takes up the oxidized instable form of vitamin C, protects it from degradation and renal elimination, and, releases the stored ascorbate pool back to the body fluids after RBCs undergo apoptosis. The storage of vitamin C may enable the compensation of fluctuating or decreased daily intakes. This theory is supported by narratives from sailors in the nineteenth century that described scurvy to develop after three months at sea. The maximum lifespan of human RBCs is 120 days, that is, after 120 days, all ‘vitamin C loaded’ RBCs underwent apoptosis and the ‘storage’ was empty [<text:bookmark text:name="jumplink-eoz024-B24"/><text:a xlink:type="simple" xlink:href="javascript:;" text:style-name="Internet_20_link" text:visited-style-name="Visited_20_Internet_20_Link">24</text:a>]. To investigate this, the ascorbate content during RBCs' lifespan should be analysed. A corollary of this hypothesis is that older cells are predicted to contain more vitamin C than younger cells.</text:p>
        </text:list-item>
        <text:list-item>
          <text:p text:style-name="P9">‘Recycling hypothesis’: The expression of Glut-1 enables the selective and rapid uptake of DHA which is intracellularly reduced and ascorbate might be shuttled back to plasma. This would decrease the daily required amount and lead to a better survival in times of micronutrient scarcity. This is supported by findings from Mendiratta <text:span text:style-name="Emphasis">et al. </text:span>[<text:bookmark text:name="jumplink-eoz024-B25"/><text:a xlink:type="simple" xlink:href="javascript:;" text:style-name="Internet_20_link" text:visited-style-name="Visited_20_Internet_20_Link">25</text:a>], who report that RBCs are able to regenerate 35 µM ascorbate every 3 min <text:span text:style-name="Emphasis">in vitro</text:span>. The recycling of DHA leads to a decreased daily requirement of this micronutrient via diet, because oxidized molecules are recycled, that is, reduced and are able to eliminate radicals again. A decreased requirement of vitamin C could have been a benefit in times when less fruits were available. We suppose an efflux or active transport of ascorbate out of the RBCs to assure antioxidant defense in the extracellular fluids.</text:p>
        </text:list-item>
        <text:list-item>
          <text:p text:style-name="P9">Our last hypothesis we call the ‘electron transfer hypothesis’. The ability of RBCs to regenerate/reduce vitamin C <text:span text:style-name="Emphasis">in vitro </text:span>depends on their intracellular redox system, the pentose phosphate pathway. But it is still unknown whether vitamin C, and especially ascorbate, can be disposed by RBCs. If neither Glut-1 as passive channel nor any other active transporter nor the apoptosis enables disposal of the accumulated reduced molecule, there must be another way to explain all the findings of vitamin C reduction and recycling [<text:bookmark text:name="jumplink-eoz024-B211"/><text:a xlink:type="simple" xlink:href="javascript:;" text:style-name="Internet_20_link" text:visited-style-name="Visited_20_Internet_20_Link">21</text:a>,<text:bookmark text:name="jumplink-eoz024-B25 eoz024-B26 eoz024-B27"/> <text:a xlink:type="simple" xlink:href="javascript:;" text:style-name="Internet_20_link" text:visited-style-name="Visited_20_Internet_20_Link">25–27</text:a>]. We propose that vitamin C could act as a kind of electron pool that stores electrons for cross membrane transport. This would increase the antioxidant defense immensely due to permanent and fast AfR reduction in blood.</text:p>
        </text:list-item>
      </text:list>
      <text:p text:style-name="P10"/>
      <text:h text:style-name="P1" text:outline-level="3"><text:bookmark text:name="190241526"/>RBC-Glut-1 as a survival advantage</text:h>
      <text:p text:style-name="P10">But still one question remains: Was induced GLO inactivation the selective pressure, leading to survival of RBCs Glut-1 positive individuals or was RBCs Glut-1 expression the benefit and the GLO-loss was just a consequence due to better energy balance?</text:p>
      <text:p text:style-name="P10">Newborns of all species express in their first weeks of life Glut-1 in RBCs [<text:bookmark text:name="jumplink-eoz024-B101"/><text:a xlink:type="simple" xlink:href="javascript:;" text:style-name="Internet_20_link" text:visited-style-name="Visited_20_Internet_20_Link">10</text:a>, <text:bookmark text:name="jumplink-eoz024-B39"/><text:a xlink:type="simple" xlink:href="javascript:;" text:style-name="Internet_20_link" text:visited-style-name="Visited_20_Internet_20_Link">39</text:a>]. In this time, the ascorbate biosynthesis is embryonically immature and not really working. This Glut-1 expression suggests that it is essential for adequate vitamin C supply in case of a missing synthesis.</text:p>
      <text:p text:style-name="P10">In a population there are different phenotypes, that is, there might have been individuals with Glut-1 or Glut-3 or one or more of the other 12 Glut transporters in their RBCs. If the loss of GLO was <text:soft-page-break/>caused by a retrovirus [<text:bookmark text:name="jumplink-eoz024-B81"/><text:a xlink:type="simple" xlink:href="javascript:;" text:style-name="Internet_20_link" text:visited-style-name="Visited_20_Internet_20_Link">8</text:a>], this should quickly lead to vitamin C deficit in case of high vitamin C requirement of the previously synthesizing species, if they did not have Glut-1 on the RBC. The Glut-1-expressing individuals, however, had a clear advantage, as they needed much less dietary vitamin C. Based on our own data we can show, that in ODS-rats, a species which lost the GLO by a single nucleotide polymorphism, no Glut-1 is expressed in RBCs but Glut-3 is. The ODS rats need a fivefold increased amount of vitamin C compared to the Glut-1 species to ensure their requirement to be protected from severe vitamin C deficiency [<text:bookmark text:name="jumplink-eoz024-B401"/><text:a xlink:type="simple" xlink:href="javascript:;" text:style-name="Internet_20_link" text:visited-style-name="Visited_20_Internet_20_Link">40</text:a>]. The synthesizing RBCs-Glut-4 expressing animals need the 20-fold amount compared with ODS rats and 100-fold amount compared with RBCs-Glut-1 phenotype [<text:bookmark text:name="jumplink-eoz024-B11"/><text:a xlink:type="simple" xlink:href="javascript:;" text:style-name="Internet_20_link" text:visited-style-name="Visited_20_Internet_20_Link">1</text:a>, <text:bookmark text:name="jumplink-eoz024-B40"/><text:a xlink:type="simple" xlink:href="javascript:;" text:style-name="Internet_20_link" text:visited-style-name="Visited_20_Internet_20_Link">40</text:a>]. Not the general availability of vitamin C in fruits and other foods was an advantage for the non-synthesizing Glut-1 expressing individuals, but the fact that they were far less affected by fluctuations in vitamin C availability</text:p>
      <text:h text:style-name="P1" text:outline-level="3"><text:bookmark text:name="190241506"/>The various hypotheses do not justify the advantage of GLO inactivity</text:h>
      <text:p text:style-name="P10">In the following sections, we summarize up our problems with these four theories:</text:p>
      <text:p text:style-name="P10">The theory of ‘ubiquitous availability’ of ascorbate-rich food explains only why species without vitamin C biosynthesis may have survived in a vitamin C-rich habitat. It is frequently argued that all species which have lost the endogenous vitamin C synthesis have a vitamin C-rich diet. However, if a vitamin C-rich diet is a selective pressure for gene silencing, there should be far more species with an inactive GLO. Most species living in the environment of the last 100 million years experienced a diet rich in vitamin C, which is not only present in fruits, but in green leaves, nuts, beans, roots, seeds (e.g. seed coat baobab), insects and all kinds of small and large animals which consume a vitamin C containing diet. Consequently, it is not an advantage of frugivores and thus not a selective pressure.</text:p>
      <text:p text:style-name="P10">The hypothesis of ascorbate as ‘fertility factor’ argues, that older creatures require more vitamin C and if they not get it will die and younger species with higher fertility will survive [<text:bookmark text:name="jumplink-eoz024-B61"/><text:a xlink:type="simple" xlink:href="javascript:;" text:style-name="Internet_20_link" text:visited-style-name="Visited_20_Internet_20_Link">6</text:a>]. Primates live in family-like organizations. In times, when fruits and vegetables containing this essential micronutrient become scarce, prime-aged individuals may have even better access to resources through a combination of knowledge, physical ability and dominance rank.</text:p>
      <text:p text:style-name="P10">The ‘electron ratio’ hypothesis discusses the advantage of oral vitamin C uptake versus biosynthesis regarding the net electron supply. The dietary intake of ascorbate has a positive electron ratio, whereas the synthesis is electron neutral. Further, the dietary intake of the micronutrient allows the organism to down regulate the synthesis and to use these glucose molecules for energy metabolism (glycolysis or glycogen synthesis). In an energetic view, this theory is plausible, but it does not explain why ‘dietary vitamin C dependent’ species are preferred to ‘independent’ species.</text:p>
      <text:p text:style-name="P10">The most widely accepted hypothesis involves ‘free radicals’. Due to the loss of the ascorbate biosynthesis, more radical species accumulated in plasma and cells. Driven by more frequent DNA attacks, adaptation to environmental changes should be accelerated due to more frequent mutations. According to the proponents of this hypothesis, more frequent mutations should produce a greater diversity within one species and at least more or less successfully adapted to the changing environment. The most important dietary radical scavengers (carotenoids, vitamin E and vitamin C) are primarily present in plant-derived food. Based on this hypothesis, frugivores should have less mutations and consequently less phenotypic variability than carnivores with a poorer antioxidant supply.</text:p>
      <text:p text:style-name="P10"><text:soft-page-break/>All these hypotheses do not describe the real advantage of the loss of GLO and they fail to address the extraordinary aspect of Glut-1 expression in RBCs of the non-synthesizing species.</text:p>
      <text:p text:style-name="P10">Glut-1 expression in RBCs—the common characteristic of all species without vitamin C synthesis—enables the energy independent and controlled transport of DHA into RBCs. The interaction of Glut-1 with stomatin results in a fast and selective transport of this molecule. We assume that this selective transport of vitamin C into RBCs is the reason for the selective pressure.</text:p>
      <text:p text:style-name="P4"><text:line-break/><text:bookmark text:name="190241514"/><text:span text:style-name="T6">Loss of GLO significantly reduces vitamin C requirement</text:span></text:p>
      <text:p text:style-name="P10">To explain the advantage of the loss of vitamin C synthesis in connection with the occurrence of RBC-Glut-1, we have proposed three hypotheses.</text:p>
      <text:p text:style-name="P10"/>
      <text:p text:style-name="P10">First: RBC may act as a storage site for AA. Indeed, the uptake of DHA and subsequent conversion to AA prevents the irreversible breakdown and consequently the loss of this important vitamin. Our data however, do not justify this assumption because we do not find a significant accumulation of AA during the RBCs lifespan, which could increase blood ascorbate after erythrophagocytosis. Nevertheless, the uptake of vitamin C into RBC can contribute to a lower need for this vitamin through diet.</text:p>
      <text:p text:style-name="P10"/>
      <text:p text:style-name="P10">Second: RBCs may act as a recycling compartment of vitamin C. Our results indicate that there is a passive diffusion of DHA via Glut-1 back to the extracellular fluids, which is relative to the intracellular vitamin C content. That means the reducing capacity as measured by Mendiratta <text:span text:style-name="Emphasis">et al.</text:span> [<text:bookmark text:name="jumplink-eoz024-B26"/><text:a xlink:type="simple" xlink:href="javascript:;" text:style-name="Internet_20_link" text:visited-style-name="Visited_20_Internet_20_Link">26</text:a>] cannot directly be based on vitamin C molecules which, as shown and justified by our results, are reduced and disposed back to plasma. Indeed, Van Duijn <text:span text:style-name="Emphasis">et al.</text:span> [<text:bookmark text:name="jumplink-eoz024-B29"/><text:a xlink:type="simple" xlink:href="javascript:;" text:style-name="Internet_20_link" text:visited-style-name="Visited_20_Internet_20_Link">29</text:a>] demonstrated that extracellular AfR molecules are recycled by an electron transfer over the erythrocyte membrane which supports our hypothesis. Electron donor was the intracellular accumulated AA. This explains not only the missing efflux of vitamin C in our <text:span text:style-name="Emphasis">in vitro</text:span> measurements, but also the reducing capacity which was observed by Mendiratta <text:span text:style-name="Emphasis">et al.</text:span> and this supports our ‘electron transfer hypothesis’ (<text:bookmark text:name="jumplink-eoz024-F6"/><text:a xlink:type="simple" xlink:href="javascript:;" text:style-name="Internet_20_link" text:visited-style-name="Visited_20_Internet_20_Link">Fig. 6</text:a>).</text:p>
      <text:p text:style-name="P10"/>
      <text:p text:style-name="P10">Intracellular DHA reduction occurs directly or enzyme-dependent with GSH as electron donor [<text:bookmark text:name="jumplink-eoz024-B30"/><text:a xlink:type="simple" xlink:href="javascript:;" text:style-name="Internet_20_link" text:visited-style-name="Visited_20_Internet_20_Link">30</text:a>, <text:bookmark text:name="jumplink-eoz024-B31"/><text:a xlink:type="simple" xlink:href="javascript:;" text:style-name="Internet_20_link" text:visited-style-name="Visited_20_Internet_20_Link">31</text:a>]. NADPH-dependent enzymes are also involved in DHA reduction, but GSH-dependent reduction is 10-fold more effective [<text:bookmark text:name="jumplink-eoz024-B261"/><text:a xlink:type="simple" xlink:href="javascript:;" text:style-name="Internet_20_link" text:visited-style-name="Visited_20_Internet_20_Link">26</text:a>]. The reduction capacity of RBCs is not directly sensitive to Glut-1 inhibition by cytochalasin B [<text:bookmark text:name="jumplink-eoz024-B32"/><text:a xlink:type="simple" xlink:href="javascript:;" text:style-name="Internet_20_link" text:visited-style-name="Visited_20_Internet_20_Link">32</text:a>]. This could be due to an intra-RBCs electron pool, as hypothesized, that enables extracellular reduction regardless of energy uptake and NADPH/GSH production.</text:p>
      <text:p text:style-name="P10"/>
      <text:p text:style-name="P10">As a consequence, the expression of Glut-1 might have had two advantages for individuals: First, DHA can be transported into RBCs quickly and is not degraded to diketogulonic acid which is excreted. Second, this intra-erythrocyte DHA accumulation and its reduction acts as an electron pool, which prevents the further production of DHA by AfR reduction. Due to DHA uptake via RBCs, Glut-1 individuals were able to ‘store’ more electrons for ‘cross membrane reduction’ than <text:soft-page-break/>individuals expressing RBCs Glut-4. RBCs lose their nucleus during maturation and, subsequently, the ability for gene expression and protein biosynthesis. So, the capacity for electron storage by NADPH and GSH is limited. DHA uptake is the only opportunity to increase the electron pool. Third, the small amount of accumulated vitamin C might be shuttled back to the plasma, when RBCs undergo erythrophagocytosis or eryptosis and is available for radical neutralization again. To sum it up, the expression of Glut-1 enables efficient vitamin C recycling and decreases the daily required amount of this micronutrient significantly. Species without vitamin C synthesis require a minimum of 2–3 mg/kg BW and day [<text:bookmark text:name="jumplink-eoz024-B33"/><text:a xlink:type="simple" xlink:href="javascript:;" text:style-name="Internet_20_link" text:visited-style-name="Visited_20_Internet_20_Link">33</text:a>]. It was calculated that species, with an active GLO, that is, erythrocyte Glut-4 expression, require up to 200–300 mg/kg BW per day [<text:bookmark text:name="jumplink-eoz024-B12"/><text:a xlink:type="simple" xlink:href="javascript:;" text:style-name="Internet_20_link" text:visited-style-name="Visited_20_Internet_20_Link">1</text:a>]. To give an example, a 50 kg primate (Glut-4) has to consume 83–125 kg raw potatoes (an excellent vitamin C source) to reach the daily required vitamin C. A Glut-1 phenotype would need about 1 kg.</text:p>
      <text:p text:style-name="P10"/>
      <text:p text:style-name="P10">The recycling of extracellular ascorbate has two advantages: it maintains extracellular vitamin C by enhancing recycling of AfR to AA and it is energetically more efficient than the <text:span text:style-name="Emphasis">de novo</text:span> synthesis of AA (<text:bookmark text:name="jumplink-eoz024-F7"/><text:a xlink:type="simple" xlink:href="javascript:;" text:style-name="Internet_20_link" text:visited-style-name="Visited_20_Internet_20_Link">Fig. 7</text:a>): two AA molecules are produced from three glucose molecules. By metabolism of these three glucose molecules via the HMP, six NADPH and five ATP are built. That means 4 electrons on the side of AA synthesis versus 12 electrons on the side of HMP-based recycling. Including the minus of 2 NADPH on the side of AA synthesis and the fact that HMP is a cycle in which glucose is completely converted into NADPH with time, a net ratio of 0 electrons (AA synthesis) to 96 electrons (HMP recycling) results. This matches the observations, that species without ascorbate biosynthesis require up to 100-fold less ascorbate per day than synthesizing species and makes them relatively independent from vitamin C-rich food and its seasonal availability millions of years after the loss of the enzyme. And this indeed is an evolutionary benefit.</text:p>
      <text:p text:style-name="P2"/>
      <table:table table:name="Table6" table:style-name="Table6">
        <table:table-column table:style-name="Table6.A" table:number-columns-repeated="3"/>
        <table:table-row table:style-name="TableLine94802212472512">
          <table:table-cell table:style-name="Table6.A1" office:value-type="string">
            <text:p text:style-name="P5"/>
          </table:table-cell>
          <table:table-cell table:style-name="Table6.A1" office:value-type="string">
            <text:p text:style-name="P5">Habitat</text:p>
          </table:table-cell>
          <table:table-cell table:style-name="Table6.A1" office:value-type="string">
            <text:p text:style-name="P5">Diet</text:p>
          </table:table-cell>
        </table:table-row>
        <table:table-row table:style-name="TableLine94802212472512">
          <table:table-cell table:style-name="Table6.A1" office:value-type="string">
            <text:p text:style-name="P5">Homo sapiens</text:p>
          </table:table-cell>
          <table:table-cell table:style-name="Table6.A1" office:value-type="string">
            <text:p text:style-name="P6">61 million years ago some</text:p>
          </table:table-cell>
          <table:table-cell table:style-name="Table6.A1" office:value-type="string">
            <text:p text:style-name="P7"/>
          </table:table-cell>
        </table:table-row>
        <table:table-row table:style-name="TableLine94802212472512">
          <table:table-cell table:style-name="Table6.A1" office:value-type="string">
            <text:p text:style-name="P5">Xenopus tropicalis</text:p>
          </table:table-cell>
          <table:table-cell table:style-name="Table6.A1" office:value-type="string">
            <text:p text:style-name="P7"/>
          </table:table-cell>
          <table:table-cell table:style-name="Table6.A1" office:value-type="string">
            <text:p text:style-name="P7"/>
          </table:table-cell>
        </table:table-row>
        <table:table-row table:style-name="TableLine94802212472512">
          <table:table-cell table:style-name="Table6.A1" office:value-type="string">
            <text:p text:style-name="P5">Elephas maximus</text:p>
          </table:table-cell>
          <table:table-cell table:style-name="Table6.A1" office:value-type="string">
            <text:p text:style-name="P7"/>
          </table:table-cell>
          <table:table-cell table:style-name="Table6.A1" office:value-type="string">
            <text:p text:style-name="P7"/>
          </table:table-cell>
        </table:table-row>
        <table:table-row table:style-name="TableLine94802212472512">
          <table:table-cell table:style-name="Table6.A1" office:value-type="string">
            <text:p text:style-name="P5">Cavia porcellus</text:p>
          </table:table-cell>
          <table:table-cell table:style-name="Table6.A1" office:value-type="string">
            <text:p text:style-name="P7"/>
          </table:table-cell>
          <table:table-cell table:style-name="Table6.A1" office:value-type="string">
            <text:p text:style-name="P7"/>
          </table:table-cell>
        </table:table-row>
        <table:table-row table:style-name="TableLine94802212472512">
          <table:table-cell table:style-name="Table6.A1" office:value-type="string">
            <text:p text:style-name="P5">Branchiostoma lanceolatum</text:p>
          </table:table-cell>
          <table:table-cell table:style-name="Table6.A1" office:value-type="string">
            <text:p text:style-name="P7"/>
          </table:table-cell>
          <table:table-cell table:style-name="Table6.A1" office:value-type="string">
            <text:p text:style-name="P7"/>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17:00:10.589103522</meta:creation-date>
    <dc:date>2021-10-19T17:00:56.688187646</dc:date>
    <meta:editing-duration>PT46S</meta:editing-duration>
    <meta:editing-cycles>1</meta:editing-cycles>
    <meta:document-statistic meta:table-count="1" meta:image-count="0" meta:object-count="0" meta:page-count="5" meta:paragraph-count="37" meta:word-count="2476" meta:character-count="15733" meta:non-whitespace-character-count="13303"/>
    <meta:generator>LibreOffice/6.4.7.2$Linux_X86_64 LibreOffice_project/40$Build-2</meta:generator>
  </office:meta>
</office:document-meta>
</file>